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fbf7" officeooo:paragraph-rsid="00158d70"/>
    </style:style>
    <style:style style:name="P2" style:family="paragraph" style:parent-style-name="Standard">
      <style:text-properties officeooo:rsid="00158d70" officeooo:paragraph-rsid="00158d70"/>
    </style:style>
    <style:style style:name="P3" style:family="paragraph" style:parent-style-name="Standard">
      <style:text-properties officeooo:rsid="001afbf7" officeooo:paragraph-rsid="00158d70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158d70" officeooo:paragraph-rsid="00158d70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165fcd" officeooo:paragraph-rsid="00165fcd"/>
    </style:style>
    <style:style style:name="P7" style:family="paragraph" style:parent-style-name="Standard">
      <style:paragraph-properties fo:margin-top="0cm" fo:margin-bottom="0.499cm" loext:contextual-spacing="false"/>
      <style:text-properties officeooo:rsid="001afbf7" officeooo:paragraph-rsid="00165fcd"/>
    </style:style>
    <style:style style:name="P8" style:family="paragraph" style:parent-style-name="Standard">
      <style:paragraph-properties fo:margin-top="0cm" fo:margin-bottom="0.499cm" loext:contextual-spacing="false"/>
      <style:text-properties officeooo:rsid="001afbf7" officeooo:paragraph-rsid="00171a2c"/>
    </style:style>
    <style:style style:name="P9" style:family="paragraph" style:parent-style-name="Standard">
      <style:paragraph-properties fo:margin-top="0cm" fo:margin-bottom="0.499cm" loext:contextual-spacing="false"/>
      <style:text-properties officeooo:rsid="001afbf7" officeooo:paragraph-rsid="00189ea8"/>
    </style:style>
    <style:style style:name="P10" style:family="paragraph" style:parent-style-name="Standard">
      <style:paragraph-properties fo:margin-top="0cm" fo:margin-bottom="0.499cm" loext:contextual-spacing="false"/>
      <style:text-properties officeooo:rsid="001afbf7" officeooo:paragraph-rsid="0019ee6a"/>
    </style:style>
    <style:style style:name="P11" style:family="paragraph" style:parent-style-name="Standard">
      <style:paragraph-properties fo:margin-top="0cm" fo:margin-bottom="0.499cm" loext:contextual-spacing="false"/>
      <style:text-properties officeooo:rsid="001afbf7" officeooo:paragraph-rsid="001a18b5"/>
    </style:style>
    <style:style style:name="P12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1afbf7" officeooo:paragraph-rsid="00189ea8"/>
    </style:style>
    <style:style style:name="P13" style:family="paragraph" style:parent-style-name="Standard">
      <style:paragraph-properties fo:margin-top="0cm" fo:margin-bottom="0.499cm" loext:contextual-spacing="false"/>
      <style:text-properties officeooo:rsid="001afbf7" officeooo:paragraph-rsid="001a68df"/>
    </style:style>
    <style:style style:name="P14" style:family="paragraph" style:parent-style-name="Standard">
      <style:text-properties officeooo:rsid="001afbf7" officeooo:paragraph-rsid="001ceed5"/>
    </style:style>
    <style:style style:name="P15" style:family="paragraph" style:parent-style-name="Standard">
      <style:paragraph-properties fo:margin-top="0cm" fo:margin-bottom="0.499cm" loext:contextual-spacing="false"/>
      <style:text-properties officeooo:rsid="001afbf7" officeooo:paragraph-rsid="001a68df"/>
    </style:style>
    <style:style style:name="P16" style:family="paragraph" style:parent-style-name="Standard">
      <style:paragraph-properties fo:margin-top="0cm" fo:margin-bottom="0.499cm" loext:contextual-spacing="false"/>
      <style:text-properties officeooo:rsid="001afbf7" officeooo:paragraph-rsid="001b4b7f"/>
    </style:style>
    <style:style style:name="T1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2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7d813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58d70" fo:background-color="transparent" loext:char-shading-value="0"/>
    </style:style>
    <style:style style:name="T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ed5" fo:background-color="transparent" loext:char-shading-value="0"/>
    </style:style>
    <style:style style:name="T5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71a2c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89ea8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9ee6a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a18b5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a68df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b4b7f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use-window-font-color="true" style:font-name="Roboto" fo:font-size="14pt" fo:letter-spacing="normal" fo:font-style="normal" style:text-underline-style="none" fo:font-weight="bold" officeooo:rsid="00189ea8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officeooo:rsid="00165f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y 19 de Noviembre</text:p>
      <text:p text:style-name="P2">ya me corrio el escpos con estos comandos</text:p>
      <text:p text:style-name="P2"><text:a xlink:type="simple" xlink:href="https://es.paperblog.com/instalar-epson-tm-t20ii-en-linux-mint-o-ubuntu-2738199/" text:style-name="Internet_20_link" text:visited-style-name="Visited_20_Internet_20_Link">https://es.paperblog.com/instalar-epson-tm-t20ii-en-linux-mint-o-ubuntu-2738199/</text:a></text:p>
      <text:p text:style-name="P2">no se si esto ayudo pero le puse la impresora predeterminada</text:p>
      <text:p text:style-name="P2">lpstat -p -d</text:p>
      <text:p text:style-name="P2">todo empezo con este que no me dejaba que le faltaba unos archivos</text:p>
      <text:p text:style-name="P3"><text:span text:style-name="Strong_20_Emphasis"><text:span text:style-name="T1">sudo pip3 install python-escpos 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3">salia esto</text:span></text:span></text:p>
      <text:p text:style-name="P3"><text:span text:style-name="Strong_20_Emphasis"><text:span text:style-name="T3">ModuleNotFoundError: No module named 'setuptools'----------------------------------------Command "python setup.py egg_info" failed with error code 1 in /tmp/pip-build-8r14o6uf/pyusb/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pero ahora ya corrio con éxito despues de esto voy a ver si corre el programa</text:span></text:span></text:p>
      <text:p text:style-name="P3"><text:span text:style-name="Strong_20_Emphasis"><text:span text:style-name="T3"/></text:span></text:p>
      <text:p text:style-name="P1"><text:span text:style-name="Strong_20_Emphasis"><text:span text:style-name="T3">First, install the packages available on Raspbian.</text:span></text:span></text:p>
      <text:p text:style-name="P4">sudo apt-get install python3 python3-setuptools python3-pip libjpeg8-dev</text:p>
      <text:p text:style-name="P4">sudo pip3 install --upgrade pip</text:p>
      <text:p text:style-name="P4">sudo pip3 install python-escpos</text:p>
      <text:p text:style-name="P5">bueno y ya me salio</text:p>
      <text:p text:style-name="P5">Successfully built pyusb</text:p>
      <text:p text:style-name="P5">Installing collected packages: zipp, importlib-metadata, argcomplete, pyusb, appdirs, qrcode, argparse, pyserial, python-escpos</text:p>
      <text:p text:style-name="P5">Successfully installed appdirs-1.4.4 argcomplete-1.12.1 argparse-1.4.0 importlib-metadata-2.0.0 pyserial-3.4 python-escpos-2.2.0 pyusb-1.1.0 qrcode-6.1 zipp-3.4.0</text:p>
      <text:p text:style-name="P5"/>
      <text:p text:style-name="P5">ahora vamos a ver <text:s/><text:span text:style-name="T12">si imprimir</text:span></text:p>
      <text:p text:style-name="P6">no me <text:s/>conecta la base local</text:p>
      <text:p text:style-name="P6">voy a poner un conector creo no me jalaba</text:p>
      <text:p text:style-name="P7"><text:span text:style-name="Strong_20_Emphasis"><text:span text:style-name="T2">sudo apt-get install python3-pymysql </text:span></text:span></text:p>
      <text:p text:style-name="P8"><text:span text:style-name="Strong_20_Emphasis"><text:span text:style-name="T5">bueno ya funciona bien tenia un problema con el usb porque estaba corriendo el de cobro pero corregui el de entrada</text:span></text:span></text:p>
      <text:p text:style-name="P8"><text:span text:style-name="Strong_20_Emphasis"><text:span text:style-name="T5">bueno mañana instalo el boton y el </text:span></text:span></text:p>
      <text:p text:style-name="P12"><text:span text:style-name="Strong_20_Emphasis"><text:span text:style-name="T11">hoy lunes 23 de noviembre del2020</text:span></text:span></text:p>
      <text:p text:style-name="P9"><text:span text:style-name="Strong_20_Emphasis"><text:span text:style-name="T6">ahora ya se como conectar con el ordenador atravez de ssh y tambien de vnc</text:span></text:span></text:p>
      <text:p text:style-name="P9"><text:soft-page-break/><text:span text:style-name="Strong_20_Emphasis"><text:span text:style-name="T6">solo bajamos el vnc y lo instalamos</text:span></text:span></text:p>
      <text:p text:style-name="P10"><text:span text:style-name="Strong_20_Emphasis"><text:span text:style-name="T7">la contraseña es RG980320 y el usuario es pi. <text:s/></text:span></text:span><text:span text:style-name="Strong_20_Emphasis"><text:span text:style-name="T8">Ya puse levantar pluma me falta el botón y que reciba del sensor y obvio la salida pero vamos bien ya le dije a alvaro no se que conteste y lo de Alberto le voy a decir, lo de tijuana no se ve claro y lo de los minguitorios o lombricomposteros <text:s/>bueno mañana vemos que pasa</text:span></text:span></text:p>
      <text:p text:style-name="P11"><text:span text:style-name="Strong_20_Emphasis"><text:span text:style-name="T8">ahh tambien falta lo del corte aquí en tenayuca como esta en durango y la camara y no mas</text:span></text:span></text:p>
      <text:p text:style-name="P11"><text:span text:style-name="Strong_20_Emphasis"><text:span text:style-name="T8">lo de las bicis y los perritos y sin dinero.</text:span></text:span></text:p>
      <text:p text:style-name="P13"><text:span text:style-name="Strong_20_Emphasis"><text:span text:style-name="T9">Miercoles 25 de noviembre</text:span></text:span></text:p>
      <text:p text:style-name="P13"><text:a xlink:type="simple" xlink:href="https://www.deviceplus.com/raspberry-pi/using-raspberry-pi-gpio-pins-with-the-rpi-gpio-python-library/" text:style-name="Internet_20_link" text:visited-style-name="Visited_20_Internet_20_Link"><text:span text:style-name="Strong_20_Emphasis">https://www.deviceplus.com/raspberry-pi/using-raspberry-pi-gpio-pins-with-the-rpi-gpio-python-library/</text:span></text:a><text:span text:style-name="Strong_20_Emphasis"><text:span text:style-name="T9"> </text:span></text:span></text:p>
      <text:p text:style-name="P13"><text:span text:style-name="Strong_20_Emphasis"><text:span text:style-name="T9">este es una pagina del push </text:span></text:span></text:p>
      <text:p text:style-name="P16"><text:span text:style-name="Strong_20_Emphasis"><text:span text:style-name="T10">2021’05’01 12Ñ33Ñ41</text:span></text:span></text:p>
      <text:p text:style-name="P16"><text:span text:style-name="Strong_20_Emphasis"><text:span text:style-name="T10"/></text:span></text:p>
      <text:p text:style-name="P14"><text:span text:style-name="Strong_20_Emphasis"><text:span text:style-name="T4">2021’05’01 12Ñ09Ñ112021’05’01 14Ñ33Ñ22</text:span></text:span></text:p>
      <text:p text:style-name="P14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5:59:30.413693449</meta:creation-date>
    <dc:date>2021-05-01T20:32:48.793852352</dc:date>
    <meta:editing-duration>PT11H34M4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324" meta:character-count="2188" meta:non-whitespace-character-count="1892"/>
  </office:meta>
</office:document-meta>
</file>